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9" style:family="paragraph" style:parent-style-name="Standard">
      <style:paragraph-properties fo:margin-left="0cm" fo:margin-right="0cm" fo:text-indent="1.27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Название_20_объекта">
      <style:paragraph-properties fo:text-align="center" style:justify-single-word="false"/>
    </style:style>
    <style:style style:name="P12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style:font-name="Courier New" fo:font-size="8pt" fo:language="en" fo:country="US" style:font-size-asian="8pt" style:font-name-complex="Courier New"/>
    </style:style>
    <style:style style:name="T2" style:family="text">
      <style:text-properties fo:language="en" fo:country="US"/>
    </style:style>
    <style:style style:name="T3" style:family="text">
      <style:text-properties style:font-name="Courier New" fo:font-size="8pt" style:font-size-asian="8pt" style:font-name-complex="Courier New"/>
    </style:style>
    <style:style style:name="T4" style:family="text">
      <style:text-properties style:font-name="Courier New" fo:font-size="8pt" fo:language="en" fo:country="US" style:font-size-asian="8pt" style:font-name-complex="Courier New"/>
    </style:style>
    <style:style style:name="T5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tracked-changes>
        <text:changed-region xml:id="ct203520600" text:id="ct203520600">
          <text:deletion>
            <office:change-info>
              <dc:creator>kk</dc:creator>
              <dc:date>2006-11-05T19:36:00</dc:date>
            </office:change-info>
            <text:p text:style-name="P1"><text:span text:style-name="T1">;</text:span></text:p>
          </text:deletion>
        </text:changed-region>
        <text:changed-region xml:id="ct203519880" text:id="ct203519880">
          <text:insertion>
            <office:change-info>
              <dc:creator>kk</dc:creator>
              <dc:date>2006-11-05T19:31:00</dc:date>
            </office:change-info>
          </text:insertion>
        </text:changed-region>
        <text:changed-region xml:id="ct203520240" text:id="ct203520240">
          <text:deletion>
            <office:change-info>
              <dc:creator>kk</dc:creator>
              <dc:date>2006-11-05T19:31:00</dc:date>
            </office:change-info>
            <text:p text:style-name="P2">й</text:p>
          </text:deletion>
        </text:changed-region>
        <text:changed-region xml:id="ct203520000" text:id="ct203520000">
          <text:insertion>
            <office:change-info>
              <dc:creator>kk</dc:creator>
              <dc:date>2006-11-05T19:31:00</dc:date>
            </office:change-info>
          </text:insertion>
        </text:changed-region>
        <text:changed-region xml:id="ct203520360" text:id="ct203520360">
          <text:deletion>
            <office:change-info>
              <dc:creator>kk</dc:creator>
              <dc:date>2006-11-05T19:31:00</dc:date>
            </office:change-info>
            <text:p text:style-name="P2">лжи</text:p>
          </text:deletion>
        </text:changed-region>
        <text:changed-region xml:id="ct203520480" text:id="ct203520480">
          <text:deletion>
            <office:change-info>
              <dc:creator>kk</dc:creator>
              <dc:date>2006-11-05T19:31:00</dc:date>
            </office:change-info>
            <text:p text:style-name="P2">=</text:p>
          </text:deletion>
        </text:changed-region>
        <text:changed-region xml:id="ct203520120" text:id="ct203520120">
          <text:insertion>
            <office:change-info>
              <dc:creator>kk</dc:creator>
              <dc:date>2006-11-05T19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сишные трюки<text:line-break/>(7й выпуск)</text:h>
      <text:h text:style-name="Heading_20_2" text:outline-level="2">трюк 1: массив, начинающийся в единицы</text:h>
      <text:p text:style-name="P2">В Си массивы начинаются с нуля, а во многих других языках — с единицы, что сильно напрягает при переходе с одного языка на другой и еще больше — при переносе программ. Приходится вносить множество правок в самых разных местах и потом долго отлаживать программу. Да и сами сишники далеко не в восторге от того, что индекс последнего элемента массива размером <text:span text:style-name="T2">N</text:span> равен <text:span text:style-name="T2">N</text:span>-1. Это служит не только источником досадных ошибок, но в некоторых случаях снижает производительность.</text:p>
      <text:p text:style-name="P2">Существует хитрый хак, позволяющий создавать массивы, начинающиеся с единицы, или, строго говоря, вообще с _любого_ числа. Это невероятно полезно в тех случаях, когда нам нужно создать массив, проиндексированный <text:span text:style-name="T2">k</text:span>, <text:span text:style-name="T2">k</text:span>+1,,,<text:span text:style-name="T2">k</text:span>+<text:span text:style-name="T2">n</text:span> (например, возрастом человека от 16 лет до 100).</text:p>
      <text:p text:style-name="P2">А делается это приблизительно так:</text:p>
      <text:p text:style-name="P2"/>
      <text:p text:style-name="P1"><text:span text:style-name="T1"><text:tab/></text:span><text:span text:style-name="T3">// задаем размер массива, его тип и индекс первого элемента</text:span></text:p>
      <text:p text:style-name="P1"><text:span text:style-name="T3"><text:tab/></text:span><text:span text:style-name="T1">#define SIZE_OF_ARRAY<text:tab/><text:tab/><text:tab/>0x1000</text:span></text:p>
      <text:p text:style-name="P7"><text:tab/>#define TYPE_OF_ARRAY<text:tab/><text:tab/><text:tab/>int</text:p>
      <text:p text:style-name="P1"><text:span text:style-name="T3"><text:tab/></text:span><text:span text:style-name="T1">#define INDEX_OF_FIRST_ELEMENT<text:tab/>1</text:span></text:p>
      <text:p text:style-name="P7"><text:tab/></text:p>
      <text:p text:style-name="P5"><text:tab/>// объявляем "сырую" переменную-указатель</text:p>
      <text:p text:style-name="P1"><text:span text:style-name="T3"><text:tab/></text:span><text:span text:style-name="T1">TYPE_OF_ARRAY *p;</text:span></text:p>
      <text:p text:style-name="P5"><text:tab/></text:p>
      <text:p text:style-name="P5"><text:tab/>// выделяем блок памяти требуемого размера</text:p>
      <text:p text:style-name="P1"><text:span text:style-name="T3"><text:tab/></text:span><text:span text:style-name="T1">p = (TYPE_OF_ARRAY*)malloc(SIZE_OF_ARRAY*sizeof(TYPE_OF_ARRAY));</text:span></text:p>
      <text:p text:style-name="P7"><text:tab/></text:p>
      <text:p text:style-name="P1"><text:span text:style-name="T1"><text:tab/></text:span><text:span text:style-name="T3">// проверка на успешность выделения памяти</text:span></text:p>
      <text:p text:style-name="P1"><text:span text:style-name="T3"><text:tab/></text:span><text:span text:style-name="T1">if</text:span><text:span text:style-name="T3"> (!</text:span><text:span text:style-name="T1">p</text:span><text:span text:style-name="T3">) /* обработка ситуации ошибки выделения */</text:span></text:p>
      <text:p text:style-name="P5"><text:tab/></text:p>
      <text:p text:style-name="P5"><text:tab/>// сдвигаем указатель на нужное кол-во позиций,</text:p>
      <text:p text:style-name="P1"><text:span text:style-name="T3"><text:tab/>// так, чтобы индекс первого элемента стал равен </text:span><text:span text:style-name="T1">INDEX</text:span><text:span text:style-name="T3">_</text:span><text:span text:style-name="T1">OF</text:span><text:span text:style-name="T3">_</text:span><text:span text:style-name="T1">FIRST</text:span><text:span text:style-name="T3">_</text:span><text:span text:style-name="T1">ELEMENT</text:span></text:p>
      <text:p text:style-name="P1"><text:span text:style-name="T3"><text:tab/></text:span><text:span text:style-name="T1">p -= INDEX_OF_FIRST_ELEMENT;</text:span></text:p>
      <text:p text:style-name="P5"><text:tab/>…</text:p>
      <text:p text:style-name="P5"><text:tab/></text:p>
      <text:p text:style-name="P1"><text:span text:style-name="T3"><text:tab/></text:span><text:span text:style-name="T1">// </text:span><text:span text:style-name="T3">работаем с массивом</text:span></text:p>
      <text:p text:style-name="P5"><text:tab/></text:p>
      <text:p text:style-name="P1"><text:span text:style-name="T3"><text:tab/></text:span><text:span text:style-name="T1">…</text:span></text:p>
      <text:p text:style-name="P1"><text:span text:style-name="T1"><text:tab/></text:span><text:span text:style-name="T3">// возвращаем указатель на место</text:span></text:p>
      <text:p text:style-name="P1"><text:span text:style-name="T3"><text:tab/></text:span><text:span text:style-name="T1">p += INDEX_OF_FIRST_ELEMENT;</text:span><text:change text:change-id="ct203520600"/></text:p>
      <text:p text:style-name="P5"><text:tab/></text:p>
      <text:p text:style-name="P1"><text:span text:style-name="T3"><text:tab/></text:span><text:span text:style-name="T1">// </text:span><text:span text:style-name="T3">освобождаем блок памяти</text:span></text:p>
      <text:p text:style-name="P1"><text:span text:style-name="T3"><text:tab/></text:span><text:span text:style-name="T1">free</text:span><text:span text:style-name="T3">(</text:span><text:span text:style-name="T1">p</text:span><text:span text:style-name="T3">);</text:span></text:p>
      <text:p text:style-name="P11">Листинг<text:span text:style-name="T2"> </text:span><text:sequence text:ref-name="refЛистинг0" text:name="Листинг" text:formula="ooow:Листинг+1" style:num-format="1">1</text:sequence><text:span text:style-name="T2"> </text:span>создание массива, начинающегося с произвольного элемента на хипе</text:p>
      <text:p text:style-name="P2">Аналогичным путем можно обрабатывать и локальные массивы (в этом случае наша задача даже упрощается, поскольку не нужно заботиться об освобождении памяти), которая при выходе из функции освободится сама:</text:p>
      <text:p text:style-name="P9"/>
      <text:p text:style-name="P1"><text:span text:style-name="T1"><text:tab/></text:span><text:span text:style-name="T3">// задаем размер массива, его тип и индекс первого элемента</text:span></text:p>
      <text:p text:style-name="Standard"><text:span text:style-name="T3"><text:tab/></text:span><text:span text:style-name="T1">#define SIZE_OF_ARRAY</text:span><text:span text:style-name="T3"><text:tab/><text:tab/></text:span><text:span text:style-name="T1"><text:tab/>0x1000</text:span></text:p>
      <text:p text:style-name="Standard"><text:span text:style-name="T1"><text:tab/>#define TYPE_OF_ARRAY</text:span><text:span text:style-name="T3"><text:tab/><text:tab/></text:span><text:span text:style-name="T1"><text:tab/>int</text:span></text:p>
      <text:p text:style-name="P6"><text:tab/>#define INDEX_OF_FIRST_ELEMENT<text:tab/>1</text:p>
      <text:p text:style-name="P4"><text:tab/></text:p>
      <text:p text:style-name="P4"><text:tab/>// выделяем блок памяти требуемого размера</text:p>
      <text:p text:style-name="Standard"><text:span text:style-name="T3"><text:tab/></text:span><text:span text:style-name="T1">TYPE_OF_ARRAY raw[SIZE_OF_ARRAY];</text:span></text:p>
      <text:p text:style-name="Standard"><text:span text:style-name="T3"><text:tab/></text:span><text:span text:style-name="T1">TYPE_OF_ARRAY *p = raw;</text:span></text:p>
      <text:p text:style-name="P4"><text:tab/></text:p>
      <text:p text:style-name="P1"><text:span text:style-name="T1"><text:tab/></text:span><text:span text:style-name="T3">// сдвигаем указатель на нужное кол-во позиций,</text:span></text:p>
      <text:p text:style-name="P1"><text:span text:style-name="T3"><text:tab/>// так, чтобы индекс первого элемента стал равен </text:span><text:span text:style-name="T1">INDEX</text:span><text:span text:style-name="T3">_</text:span><text:span text:style-name="T1">OF</text:span><text:span text:style-name="T3">_</text:span><text:span text:style-name="T1">FIRST</text:span><text:span text:style-name="T3">_</text:span><text:span text:style-name="T1">ELEMENT</text:span></text:p>
      <text:p text:style-name="Standard"><text:span text:style-name="T3"><text:tab/></text:span><text:span text:style-name="T1">p -= INDEX_OF_FIRST_ELEMENT;</text:span></text:p>
      <text:p text:style-name="P11">Листинг<text:span text:style-name="T2"> </text:span><text:sequence text:ref-name="refЛистинг1" text:name="Листинг" text:formula="ooow:Листинг+1" style:num-format="1">2</text:sequence><text:span text:style-name="T2"> </text:span>создание массива, начинающегося с произвольного элемента на стеке</text:p>
      <text:h text:style-name="Heading_20_2" text:outline-level="2"><text:soft-page-break/>трюк 2: марафон битовых и логических операций</text:h>
      <text:p text:style-name="P2">В некоторых руководствах и конференциях можно прочесть, что выражение вида (<text:span text:style-name="T2">a </text:span>||<text:span text:style-name="T2"> b </text:span>||<text:span text:style-name="T2"> c</text:span>) _практически_ всегда быстрее, чем (<text:span text:style-name="T2">a </text:span>|<text:span text:style-name="T2"> b </text:span>|<text:span text:style-name="T2"> c</text:span>). Так ли это? И если так, то почему? Попробуем разобраться. Поскольку все современные компиляторы поддерживают "быстрые булевы операции", они вычисляют значение сложного выражения лишь до перво<text:change-start text:change-id="ct203519880"/>го<text:change-end text:change-id="ct203519880"/><text:change text:change-id="ct203520240"/> <text:change-start text:change-id="ct203520000"/>"срабатывания"<text:change-end text:change-id="ct203520000"/><text:change text:change-id="ct203520360"/>. То есть, если <text:span text:style-name="T2">a </text:span><text:change text:change-id="ct203520480"/><text:change-start text:change-id="ct203520120"/>!<text:change-end text:change-id="ct203520120"/>=<text:span text:style-name="T2"> </text:span>0, то оставшуюся часть выражения можно не проверять, поскольку уже и так все ясно.</text:p>
      <text:p text:style-name="P2">Напротив, битовое выражение (<text:span text:style-name="T2">a </text:span>|<text:span text:style-name="T2"> b </text:span>|<text:span text:style-name="T2"> c</text:span>) требует вычисления всех переменных, что на первый взгляд выглядит более похабным и менее производительным. Но это только на первый взгляд. Все зависит от того насколько часто "быстрая булева оптимизация" прерывает вычисление выражения до его завершения. Если все переменные _преимущество_ равны нулю, то ни о каком выигрыше говорить не приходится, а вот код получается намного более громоздким, что легко подтверждается дизассемблером:</text:p>
      <text:p text:style-name="P9"/>
      <text:p text:style-name="P6">.text:00000020<text:tab/><text:tab/>mov<text:tab/>eax, [esp+arg_0]</text:p>
      <text:p text:style-name="P6">.text:00000024<text:tab/><text:tab/>test<text:tab/>eax, eax</text:p>
      <text:p text:style-name="P8">.text:00000026<text:tab/><text:tab/>jnz<text:tab/>short locret_34</text:p>
      <text:p text:style-name="P6">.text:00000028<text:tab/><text:tab/>mov<text:tab/>ecx, [esp+arg_4]</text:p>
      <text:p text:style-name="P6">.text:0000002C<text:tab/><text:tab/>test<text:tab/>ecx, ecx</text:p>
      <text:p text:style-name="P8">.text:0000002E<text:tab/><text:tab/>jnz<text:tab/>short locret_34</text:p>
      <text:p text:style-name="Standard"><text:span text:style-name="T1">.text:00000030<text:tab/><text:tab/>mov<text:tab/>ecx, [esp+arg_8]</text:span></text:p>
      <text:p text:style-name="P11">Листинг<text:span text:style-name="T2"> </text:span><text:sequence text:ref-name="refЛистинг2" text:name="Листинг" text:formula="ooow:Листинг+1" style:num-format="1">3</text:sequence><text:span text:style-name="T2"> </text:span>результат<text:span text:style-name="T2"> </text:span>дизассемблирования<text:span text:style-name="T2"> bar(int a, int b, int c){if (a || b || c) return a;}</text:span></text:p>
      <text:p text:style-name="P2">Что мы видим?! Условные переходы. То есть ветвления. А процессоры с конвейерной архитектурой (типа <text:span text:style-name="T2">Pentium</text:span> <text:span text:style-name="T2">Pro</text:span>+) условных переходов не любят, особенно если они выполняются в цикле. Как следствие — вместо обещанного выигрыша мы получаем _падение_ производительности.</text:p>
      <text:p text:style-name="Standard"/>
      <text:p text:style-name="P6">.text:00000000<text:tab/><text:tab/>mov<text:tab/>eax, [esp+arg_0]</text:p>
      <text:p text:style-name="P6">.text:00000004<text:tab/><text:tab/>mov<text:tab/>edx, [esp+arg_4]</text:p>
      <text:p text:style-name="Standard"><text:span text:style-name="T1">.text:00000008<text:tab/><text:tab/>mov<text:tab/>ecx, eax</text:span></text:p>
      <text:p text:style-name="P6">.text:0000000A<text:tab/><text:tab/>or<text:tab/>ecx, edx</text:p>
      <text:p text:style-name="P6">.text:0000000C<text:tab/><text:tab/>mov<text:tab/>edx, [esp+arg_8]</text:p>
      <text:p text:style-name="P6">.text:00000010<text:tab/><text:tab/>or<text:tab/>ecx, edx</text:p>
      <text:p text:style-name="P6">.text:00000012<text:tab/><text:tab/>retn</text:p>
      <text:p text:style-name="P11">Листинг<text:span text:style-name="T2"> </text:span><text:sequence text:ref-name="refЛистинг3" text:name="Листинг" text:formula="ooow:Листинг+1" style:num-format="1">4</text:sequence><text:span text:style-name="T2"> </text:span>результат<text:span text:style-name="T2"> </text:span>дизассемблирования<text:span text:style-name="T2"> foo(int a,int b,int c){if (a | b | c ) return a;}</text:span></text:p>
      <text:p text:style-name="P2">А вот в выражении (<text:span text:style-name="T2">a </text:span>|<text:span text:style-name="T2"> b </text:span>|<text:span text:style-name="T2"> c</text:span>) никаких условных переходов нет и оно выполняется предельно быстро!</text:p>
      <text:p text:style-name="P2">Поэтому, используете (<text:span text:style-name="T2">a </text:span>||<text:span text:style-name="T2"> </text:span>…<text:span text:style-name="T2"> </text:span>||<text:span text:style-name="T2"> x</text:span>) только при большом количеств элементов (намного больше трех) и только если одна или несколько переменных гораздо чаще равны <text:span text:style-name="T2">TRUE</text:span>, чем <text:span text:style-name="T2">FALSE</text:span> (при этом они должны стоять первыми слева). Тоже самое относится и к &amp;&amp;, лишь с той оговоркой, что переменные, преимущественно равные <text:span text:style-name="T2">FLASE</text:span> следует выдвигать вперед.</text:p>
      <text:h text:style-name="Heading_20_2" text:outline-level="2">трюк 3: оценка качества генератора случайных чисел</text:h>
      <text:p text:style-name="P2">Генератор случайных чисел — используется не только в криптоалгоритмах, но и в более "приземленных" программах. Например, в играх. И очень часто нам важно знать, насколько "случаен" выдаваемый им результат (допустим, мы моделируем казино в поисках беспроигрышной стратегии).</text:p>
      <text:p text:style-name="P2">Причем, кроме "общей" вероятности, представляет интерес выяснить степень распределения вероятности по каждому из битов. Некоторые генераторы страдают хронической предсказуемостью определенных бит (как правило, младших или старших).</text:p>
      <text:p text:style-name="P2">Следующая программа как раз и позволяет оценить насколько предсказуем тот или иной бит:</text:p>
      <text:p text:style-name="P9"/>
      <text:p text:style-name="P6">#define N 10000</text:p>
      <text:p text:style-name="P6">unsigned int buf[sizeof(int)*8];</text:p>
      <text:p text:style-name="P6"/>
      <text:p text:style-name="P6">main()</text:p>
      <text:p text:style-name="P6">{</text:p>
      <text:p text:style-name="P6"><text:tab/>int x=0;</text:p>
      <text:p text:style-name="P6"><text:tab/>unsigned int a, l;</text:p>
      <text:p text:style-name="P6"><text:tab/></text:p>
      <text:p text:style-name="P6"><text:soft-page-break/><text:tab/>srand((unsigned)time(NULL));</text:p>
      <text:p text:style-name="P6"><text:tab/>for (l = 0; l &lt; sizeof(int)*8; l++)</text:p>
      <text:p text:style-name="P6"><text:tab/>{</text:p>
      <text:p text:style-name="P6"><text:tab/><text:tab/>for (a = 0,x = 0; a &lt; N; a++)</text:p>
      <text:p text:style-name="P6"><text:tab/><text:tab/>{</text:p>
      <text:p text:style-name="Standard"><text:span text:style-name="T1"><text:tab/><text:tab/><text:tab/>buf[l] += ((rand()&gt;&gt;l) &amp; 1);</text:span></text:p>
      <text:p text:style-name="P6"><text:tab/><text:tab/>}</text:p>
      <text:p text:style-name="P6"><text:tab/>}</text:p>
      <text:p text:style-name="P4"><text:tab/></text:p>
      <text:p text:style-name="P6"><text:tab/>for (a = 0; a &lt; sizeof(int)*8; a++)</text:p>
      <text:p text:style-name="Standard"><text:span text:style-name="T3"><text:tab/></text:span><text:span text:style-name="T1"><text:tab/>printf("%02d:%02d.%02d\t",a,10000*buf[a]/N/100,10000*buf[a]/N%100);</text:span></text:p>
      <text:p text:style-name="Standard"><text:span text:style-name="T1"><text:tab/>printf</text:span><text:span text:style-name="T3">("\</text:span><text:span text:style-name="T1">n</text:span><text:span text:style-name="T3">");</text:span></text:p>
      <text:p text:style-name="P4">}</text:p>
      <text:p text:style-name="P11">Листинг <text:sequence text:ref-name="refЛистинг4" text:name="Листинг" text:formula="ooow:Листинг+1" style:num-format="1">5</text:sequence> тестовая программа</text:p>
      <text:p text:style-name="P2">Результат прогона на <text:span text:style-name="T2">MS VC</text:span> 6 показывает, что биты от 0 до 14 генерируются довольно-таки качественно (с вероятностью 50/50 и погрешностью порядка 1%), а вот начиная с 15 бита мы имеем сплошной облом!!! То есть, по сути <text:span text:style-name="T2">rand</text:span>() возвращает 14 битный результат, не дотягивающий даже до <text:span text:style-name="T2">WORD</text:span>!</text:p>
      <text:p text:style-name="P9"/>
      <text:p text:style-name="Standard"><text:span text:style-name="T3"><text:tab/>00:50.24<text:tab/>01:50.23<text:tab/>02:49.84<text:tab/>03:49.22<text:tab/>04:49.81<text:tab/>05:49.58<text:tab/>06:49.84<text:tab/>07:49.77<text:tab/>08:50.24<text:tab/>09:50.43<text:tab/>10:50.62<text:tab/>11:50.10<text:tab/>12:49.89<text:tab/>13:49.49<text:tab/>14:50.90<text:tab/>15:00.00<text:tab/>16:00.00<text:tab/>17:00.00<text:tab/>18:00.00<text:tab/>19:00.00<text:tab/>20:00.00<text:tab/>21:00.00<text:tab/>22:00.00<text:tab/>23:00.00<text:tab/>24:00.00<text:tab/>25:00.00<text:tab/>26:00.00<text:tab/>27:00.00<text:tab/>28:00.00<text:tab/>29:00.00<text:tab/>30:00.00<text:tab/>31:00.00</text:span></text:p>
      <text:p text:style-name="P11">Листинг<text:span text:style-name="T2"> </text:span><text:sequence text:ref-name="refЛистинг5" text:name="Листинг" text:formula="ooow:Листинг+1" style:num-format="1">6</text:sequence><text:span text:style-name="T2"> </text:span>распределение вероятности по битам в штатной функции <text:span text:style-name="T2">rand</text:span>() от <text:span text:style-name="T2">MS VC</text:span> (номер бита: вероятность выпада 1 или 0).</text:p>
      <text:p text:style-name="P2">А вот <text:span text:style-name="T2">gcc</text:span> 3.3.4 (другие версии не тестировались) дает совсем другой результат, задействовав 31 бит, и на десятые доли процента обгоняющий <text:span text:style-name="T2">MS VC</text:span> по качеству. В некоторых приложениях эта разница оказывается более, чем критична! Так что <text:span text:style-name="T2">gcc</text:span> рулит!</text:p>
      <text:p text:style-name="P9"/>
      <text:p text:style-name="Standard"><text:span text:style-name="T3"><text:tab/>00:50.71<text:tab/>01:50.23<text:tab/>02:49.54<text:tab/>03:50.11<text:tab/>04:49.42<text:tab/>05:50.87<text:tab/>06:49.87<text:tab/>07:49.53<text:tab/>08:50.16<text:tab/>09:50.38<text:tab/>10:50.60<text:tab/>11:49.60<text:tab/>12:50.53<text:tab/>13:49.75<text:tab/>14:49.98<text:tab/>15:50.07<text:tab/>16:49.34<text:tab/>17:49.54<text:tab/>18:49.74<text:tab/>19:49.45<text:tab/>20:50.40<text:tab/>21:50.62<text:tab/>22:49.70<text:tab/>23:49.56<text:tab/>24:49.40<text:tab/>25:50.38<text:tab/>26:49.73<text:tab/>27:50.23<text:tab/>28:49.90<text:tab/>29:49.41<text:tab/>30:49.75<text:tab/>31:00.00</text:span></text:p>
      <text:p text:style-name="P11">Листинг <text:sequence text:ref-name="refЛистинг6" text:name="Листинг" text:formula="ooow:Листинг+1" style:num-format="1">7</text:sequence> распределение вероятности по битам в штатной функции <text:span text:style-name="T2">rand</text:span>() от <text:span text:style-name="T2">gcc</text:span></text:p>
      <text:h text:style-name="Heading_20_2" text:outline-level="2">трюк 4: самое быстрое сравнение памяти</text:h>
      <text:p text:style-name="P2">Большинство реализаций функции <text:span text:style-name="T2">memcmp</text:span>() так или иначе сводятся к оптимизированному ассемблерному алгоритму:</text:p>
      <text:p text:style-name="P9"/>
      <text:p text:style-name="P6">while ( --count &amp;&amp; *(char *)buf1 == *(char *)buf2 )</text:p>
      <text:p text:style-name="P6">{</text:p>
      <text:p text:style-name="P6"><text:tab/>buf1 = (char *) buf1 + 1;</text:p>
      <text:p text:style-name="Standard"><text:span text:style-name="T1"><text:tab/>buf2 = (char *) buf2 + 1;</text:span></text:p>
      <text:p text:style-name="P4">}</text:p>
      <text:p text:style-name="P11">Листинг<text:span text:style-name="T2"> </text:span><text:sequence text:ref-name="refЛистинг7" text:name="Листинг" text:formula="ooow:Листинг+1" style:num-format="1">8</text:sequence><text:span text:style-name="T2"> </text:span>канонический алгоритм сравнения двух блоков памяти</text:p>
      <text:p text:style-name="P2">А как на счет того, чтобы ускорить его раза эдак в два, причем без использования <text:span text:style-name="T2">SSE</text:span>, <text:span text:style-name="T2">pre</text:span>-<text:span text:style-name="T2">fetch</text:span>'а и прочих подобных расширений? Поверьте мне, парни, это возможно! Достаточно разбить блоки памяти на кусочки по от 128 байт до ~4<text:span text:style-name="T2"> </text:span>Кбайт (в зависимости от размера самих блоков), и сравнивать не сами блоки, а контрольные суммы "кусочков". Если функции расчета контрольных сумм разместить в отдельных потоках, то на многоядерных и <text:span text:style-name="T2">HT</text:span>-процессорах они будет выполняться _параллельно_ в результате чего производительность практически удвоится. Но даже на однопроцессорных машинах мы получим определенных выигрыш, поскольку контроллеры памяти оптимизированы под работу с одним потоком памяти и попеременно обращение к двум ячейкам, находящихся в различных <text:span text:style-name="T2">DRAM</text:span>-банкам в некоторых случаях вызывает значительную деградацию производительности (подробнее об этом можно прочитать <text:soft-page-break/>в моей книге "техника оптимизации программ", электронная версия которой доступна на <text:span text:style-name="T2">http</text:span>://<text:span text:style-name="T2">kpnc</text:span>.<text:span text:style-name="T2">opennnet</text:span>.<text:span text:style-name="T2">ru</text:span> и <text:span text:style-name="T2">ftp</text:span>://<text:span text:style-name="T2">nezumi</text:span>.<text:span text:style-name="T2">org</text:span>.<text:span text:style-name="T2">ru</text:span>).</text:p>
      <text:p text:style-name="P2">Единственная проблема заключается в том, что идентичность <text:span text:style-name="T2">CRC</text:span> еще не гарантирует идентичности блоков! То есть, данный алгоритм никогда не выдает "ложных негативных" результатов, но с определенной (правда, очень невысокой) степенью вероятностью способен на "ложный позитив". Поэтому, его следует применять для сравнения тех блоков, о которых заранее известно, что они скорее всего различны и мы просто хотим убедиться в этом, поскольку, если <text:span text:style-name="T2">CRC</text:span>-алгоритм не обнаружил сравнений, для 100% уверенности необходимо инициировать стандартный алгоритм сравнения. Впрочем, при дроблении сравниваемых блоков на кусочки порядка 128 байт, вероятность коллизий <text:span text:style-name="T2">CRC</text:span>32 (и тем более <text:span text:style-name="T2">CRC</text:span>64) насколько мала, что ей можно полностью пренебречь (если, конечно, речь идет о непредумышленной "подделке" блоков злобствующими хакерам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1-05T19:36:00</dc:date>
    <meta:editing-cycles>64</meta:editing-cycles>
    <meta:editing-duration>PT3H11M</meta:editing-duration>
    <meta:document-statistic meta:table-count="0" meta:image-count="0" meta:object-count="0" meta:page-count="4" meta:paragraph-count="110" meta:word-count="1262" meta:character-count="9011" meta:non-whitespace-character-count="7759"/>
    <meta:generator>LibreOffice/5.1.4.2$Windows_x86 LibreOffice_project/f99d75f39f1c57ebdd7ffc5f42867c12031db97a</meta:generator>
  </office:meta>
</office:document-meta>
</file>